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Calibri" style:font-name-asian="Times New Roman1" style:font-name-complex="Calibri2"/>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paragraph-rsid="0002b6dc"/>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margin-top="0in" fo:margin-bottom="0.139in" loext:contextual-spacing="false" fo:line-height="100%"/>
    </style:style>
    <style:style style:name="P6" style:family="paragraph" style:parent-style-name="Standard">
      <style:paragraph-properties fo:margin-top="0in" fo:margin-bottom="0in" loext:contextual-spacing="false" fo:line-height="115%" fo:text-align="center" style:justify-single-word="false"/>
    </style:style>
    <style:style style:name="P7"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8" style:family="paragraph" style:parent-style-name="Standard">
      <style:paragraph-properties fo:margin-top="0in" fo:margin-bottom="0in" loext:contextual-spacing="false" fo:line-height="100%"/>
      <style:text-properties officeooo:paragraph-rsid="001335dd"/>
    </style:style>
    <style:style style:name="P9" style:family="paragraph" style:parent-style-name="Standard">
      <style:paragraph-properties fo:margin-top="0in" fo:margin-bottom="0in" loext:contextual-spacing="false" fo:line-height="100%"/>
      <style:text-properties officeooo:paragraph-rsid="0022aa0e"/>
    </style:style>
    <style:style style:name="P10" style:family="paragraph" style:parent-style-name="Standard">
      <style:paragraph-properties fo:margin-top="0in" fo:margin-bottom="0in" loext:contextual-spacing="false"/>
      <style:text-properties officeooo:paragraph-rsid="004c0de2"/>
    </style:style>
    <style:style style:name="P11"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12"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13"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officeooo:paragraph-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14"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5" style:family="paragraph" style:parent-style-name="Standard">
      <style:paragraph-properties fo:margin-top="0in" fo:margin-bottom="0in" loext:contextual-spacing="false"/>
      <style:text-properties fo:color="#000000" officeooo:paragraph-rsid="004c0de2" style:font-name-asian="Times New Roman1" style:font-name-complex="Calibri2"/>
    </style:style>
    <style:style style:name="P16"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19"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20" style:family="paragraph" style:parent-style-name="Standard">
      <style:paragraph-properties fo:margin-top="0in" fo:margin-bottom="0in" loext:contextual-spacing="false" fo:line-height="100%"/>
      <style:text-properties style:font-name="Calibri1" fo:font-size="10.5pt" fo:font-weight="normal" officeooo:paragraph-rsid="00621bcf" style:font-size-asian="10.5pt" style:font-weight-asian="normal" style:font-name-complex="Calibri Light1" style:font-size-complex="10.5pt" style:font-weight-complex="normal"/>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style:text-properties officeooo:paragraph-rsid="00576d14"/>
    </style:style>
    <style:style style:name="P23" style:family="paragraph" style:parent-style-name="Standard">
      <style:paragraph-properties fo:margin-top="0in" fo:margin-bottom="0in" loext:contextual-spacing="false" fo:line-height="100%"/>
      <style:text-properties officeooo:paragraph-rsid="00618dfc"/>
    </style:style>
    <style:style style:name="P24"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5"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6"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2" style:family="text">
      <style:text-properties style:use-window-font-color="true" fo:font-size="10.5pt" fo:language="en" fo:country="US" officeooo:rsid="00562d24" style:letter-kerning="false" style:font-size-asian="10.5pt" style:language-asian="en" style:country-asian="US" style:font-size-complex="10.5pt" style:language-complex="ar" style:country-complex="SA"/>
    </style:style>
    <style:style style:name="T3"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fd0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ff9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fo:language="en" fo:country="US" officeooo:rsid="0060c83d" style:letter-kerning="false" style:font-name-asian="DejaVu Sans" style:language-asian="en" style:country-asian="US" style:language-complex="ar" style:country-complex="SA"/>
    </style:style>
    <style:style style:name="T13" style:family="text">
      <style:text-properties style:use-window-font-color="true" fo:language="en" fo:country="US" officeooo:rsid="00576d14" style:letter-kerning="false" style:font-name-asian="DejaVu Sans" style:language-asian="en" style:country-asian="US" style:language-complex="ar" style:country-complex="SA"/>
    </style:style>
    <style:style style:name="T14" style:family="text">
      <style:text-properties style:use-window-font-color="true" fo:language="en" fo:country="US" officeooo:rsid="00621bcf" style:letter-kerning="false" style:font-name-asian="DejaVu Sans" style:language-asian="en" style:country-asian="US" style:language-complex="ar" style:country-complex="SA"/>
    </style:style>
    <style:style style:name="T15" style:family="text">
      <style:text-properties fo:color="#1e4e79" style:font-name="Calibri Light" fo:font-size="18pt" fo:language="en" fo:country="US" fo:font-weight="bold"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6" style:family="text">
      <style:text-properties fo:color="#1e4e79" style:font-name="Calibri Light" fo:font-size="18pt" fo:language="en" fo:country="US" fo:font-weight="bold" officeooo:rsid="0002b6dc"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7" style:family="text">
      <style:text-properties style:font-name="Calibri Light" fo:font-size="12pt" fo:font-weight="bold" style:font-size-asian="12pt" style:font-weight-asian="bold" style:font-name-complex="Calibri Light1" style:font-size-complex="12pt"/>
    </style:style>
    <style:style style:name="T18" style:family="text">
      <style:text-properties style:font-name="Calibri Light" fo:font-size="11pt" fo:font-weight="bold" style:font-size-asian="11pt" style:font-weight-asian="bold" style:font-name-complex="Calibri Light1" style:font-size-complex="11pt"/>
    </style:style>
    <style:style style:name="T19" style:family="text">
      <style:text-properties fo:color="#000000"/>
    </style:style>
    <style:style style:name="T20"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1"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2"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3"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4"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6"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7" style:family="text">
      <style:text-properties fo:color="#000000" style:font-name-asian="Times New Roman1" style:font-name-complex="Calibri2"/>
    </style:style>
    <style:style style:name="T28"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9" style:family="text">
      <style:text-properties fo:color="#000000" style:font-name="Calibri Light" fo:font-size="12pt" fo:font-weight="bold" style:font-size-asian="12pt" style:font-weight-asian="bold" style:font-name-complex="Calibri Light1" style:font-size-complex="12pt"/>
    </style:style>
    <style:style style:name="T30"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fo:color="#000000" style:font-name="Calibri1" fo:font-size="10.5pt" fo:language="en" fo:country="US" fo:font-weight="normal" officeooo:rsid="00242f7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fo:color="#000000" style:font-name="Calibri1" fo:font-size="10.5pt" fo:language="en" fo:country="US" fo:font-weight="normal" officeooo:rsid="002b4b9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57"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58"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59"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60"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61" style:family="text">
      <style:text-properties officeooo:rsid="0002b6dc"/>
    </style:style>
    <style:style style:name="T62"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ize="10pt" fo:language="en" fo:country="US" fo:font-style="normal" style:text-underline-style="none" officeooo:rsid="00595d47" style:letter-kerning="false" style:text-blinking="false" fo:background-color="transparent" loext:char-shading-value="0" style:font-name-asian="DejaVu Sans" style:language-asian="en" style:country-asian="US" style:language-complex="ar" style:country-complex="SA"/>
    </style:style>
    <style:style style:name="T65" style:family="text">
      <style:text-properties officeooo:rsid="00576d14"/>
    </style:style>
    <style:style style:name="T66" style:family="text">
      <style:text-properties style:font-name="Calibri1" fo:font-size="10.5pt" fo:font-weight="normal" style:font-size-asian="10.5pt" style:font-weight-asian="normal" style:font-name-complex="Calibri Light1" style:font-size-complex="10.5pt" style:font-weight-complex="normal"/>
    </style:style>
    <style:style style:name="T67"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68"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6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70" style:family="text">
      <style:text-properties style:font-name="Calibri1" fo:font-size="10.5pt" fo:font-weight="normal" officeooo:rsid="005ff9c2" style:font-size-asian="10.5pt" style:font-weight-asian="normal" style:font-name-complex="Calibri Light1" style:font-size-complex="10.5pt" style:font-weight-complex="normal"/>
    </style:style>
    <style:style style:name="T71" style:family="text">
      <style:text-properties style:font-name="Calibri1" fo:font-size="10.5pt" fo:font-weight="normal" officeooo:rsid="0060c83d" style:font-size-asian="10.5pt" style:font-weight-asian="normal" style:font-name-complex="Calibri Light1" style:font-size-complex="10.5pt" style:font-weight-complex="normal"/>
    </style:style>
    <style:style style:name="T72"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73" style:family="text">
      <style:text-properties officeooo:rsid="005fd05c"/>
    </style:style>
    <style:style style:name="T74" style:family="text">
      <style:text-properties officeooo:rsid="005ff9c2"/>
    </style:style>
    <style:style style:name="T75" style:family="text">
      <style:text-properties officeooo:rsid="0060c83d"/>
    </style:style>
    <style:style style:name="T76" style:family="text">
      <style:text-properties officeooo:rsid="00618dfc"/>
    </style:style>
    <style:style style:name="T77" style:family="text">
      <style:text-properties officeooo:rsid="00624194"/>
    </style:style>
    <style:style style:name="T78" style:family="text">
      <style:text-properties officeooo:rsid="00636d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6"><text:span text:style-name="T15">User-Managed Access </text:span><text:span text:style-name="T16">and</text:span><text:span text:style-name="T15"> Web-Based</text:span></text:p>
      <text:p text:style-name="P12">Email System</text:p>
      <text:p text:style-name="P12"/>
      <text:p text:style-name="P13">Beyond “Alice to Bob sharing”</text:p>
      <text:p text:style-name="P7"/>
      <text:p text:style-name="P7"/>
      <text:p text:style-name="P14">Abstract</text:p>
      <text:p text:style-name="P7"/>
      <text:p text:style-name="P10"><text:span text:style-name="T20">Electronic mail (email) is the most </text:span><text:span text:style-name="T21">pervasive form of</text:span><text:span text:style-name="T20"> </text:span><text:span text:style-name="T22">business </text:span><text:span text:style-name="T20">information </text:span><text:span text:style-name="T21">exchang</text:span><text:span text:style-name="T23">e</text:span><text:span text:style-name="T20">. Email is often used not only as an interpersonal communication tool, but also as the default choice to send files. </text:span><text:span text:style-name="T26">In this paper </text:span><text:span text:style-name="T20">the </text:span><text:span text:style-name="T26">User-Managed Access (UMA) authorization framework is proposed to</text:span><text:span text:style-name="T20"> </text:span><text:span text:style-name="T60">address</text:span><text:span text:style-name="T56"> </text:span><text:span text:style-name="T58">attachment transfer </text:span><text:span text:style-name="T57">limitation</text:span><text:span text:style-name="T58">s</text:span><text:span text:style-name="T57"> of current email system</text:span><text:span text:style-name="T59">s</text:span><text:span text:style-name="T25">.</text:span><text:span text:style-name="T24"> </text:span><text:span text:style-name="T56">The</text:span><text:span text:style-name="T27"> proposal goes beyond the UMA primary use case “Alice to Bob sharing”. </text:span></text:p>
      <text:p text:style-name="P15"/>
      <text:p text:style-name="P24">Introduction</text:p>
      <text:p text:style-name="P3">The main components of the email system have been designed between 1971 and 1992 by many inventors. In the course of time, email has become the most commonly used application of the Internet. Nowadays the email is the only truly <text:span text:style-name="T1">decentralized</text:span> communication system of the Internet <text:span text:style-name="T61">and the email infrastructure forms the backbone of the worldwide digital identity.</text:span></text:p>
      <text:p text:style-name="P24">Problem</text:p>
      <text:p text:style-name="P2">Despite the importance of email infrastructure, the whole ecosystem still relies on over 40 year-old architecture and protocol design. There are spam and attachment issues from the very beginning. <text:span text:style-name="T19">The email system, while conceptually sound as a communication means, is structurally obsolete and functionally deficient.</text:span></text:p>
      <text:p text:style-name="P2"><text:span text:style-name="T28">Current</text:span><text:span text:style-name="T29"> </text:span><text:span text:style-name="T28">Situation</text:span></text:p>
      <text:p text:style-name="P8"><text:span text:style-name="T30">With the rising popularity of free</text:span><text:span text:style-name="T37"> </text:span><text:span text:style-name="T30">email providers, such as Gmail or Outlook.com, </text:span><text:span text:style-name="T33">w</text:span><text:span text:style-name="T32">eb-browsers</text:span><text:span text:style-name="T31"> are increasingly being used to access email server. From a user standpoint, </text:span><text:span text:style-name="T39">it is easy</text:span><text:span text:style-name="T38"> </text:span><text:span text:style-name="T31">to read and send emails </text:span><text:span text:style-name="T38">via web-browser </text:span><text:span text:style-name="T36">on</text:span><text:span text:style-name="T31"> </text:span><text:span text:style-name="T35">any device, from </text:span><text:span text:style-name="T31">anywhere in the </text:span><text:span text:style-name="T35">w</text:span><text:span text:style-name="T31">orld. </text:span><text:span text:style-name="T40">Centralized access to the mailboxes, </text:span><text:bookmark text:name="tw-target-text"/><text:span text:style-name="T62">increases the security of web-based e-mail systems.</text:span></text:p>
      <text:p text:style-name="P17"/>
      <text:p text:style-name="P26">Current Flaws</text:p>
      <text:p text:style-name="P9"><text:span text:style-name="T34">Even though the main email service providers claim email accounts to be safe, the fact remains that major security and functional flaws are not fixed.</text:span><text:span text:style-name="T41"> </text:span><text:span text:style-name="T48">T</text:span><text:span text:style-name="T42">here </text:span><text:span text:style-name="T52">is </text:span><text:span text:style-name="T53">still </text:span><text:span text:style-name="T55">an</text:span><text:span text:style-name="T42"> attachments delivery </text:span><text:span text:style-name="T51">dichotomy</text:span><text:span text:style-name="T42"> </text:span><text:span text:style-name="T54">problem</text:span><text:span text:style-name="T42">. </text:span><text:span text:style-name="T49">The</text:span><text:span text:style-name="T43"> bulky files are not transferred as an attachment but are shared via links. </text:span><text:span text:style-name="T45">A</text:span><text:span text:style-name="T46">n</text:span><text:span text:style-name="T45"> “</text:span><text:span text:style-name="T46">attachment</text:span><text:span text:style-name="T45"> sharing” is not natural for postal systems </text:span><text:span text:style-name="T46">where each message </text:span><text:span text:style-name="T47">with attachments </text:span><text:span text:style-name="T46">is expected to be consistent.</text:span><text:span text:style-name="T45"> </text:span><text:span text:style-name="T50">A related security issue is that s</text:span><text:span text:style-name="T48">hared links </text:span><text:span text:style-name="T50">pose a </text:span><text:span text:style-name="T42">consent phishing </text:span><text:span text:style-name="T44">attack </text:span><text:span text:style-name="T45">threat </text:span><text:span text:style-name="T50">that </text:span><text:span text:style-name="T51">exploits</text:span><text:span text:style-name="T43"> </text:span><text:span text:style-name="T42">OAuth 2.0 authorization technology.</text:span></text:p>
      <text:p text:style-name="P16"/>
      <text:p text:style-name="P24"/>
      <text:p text:style-name="P24"/>
      <text:p text:style-name="P24"/>
      <text:p text:style-name="P24"><text:soft-page-break/></text:p>
      <text:p text:style-name="P24">Proposed Solution</text:p>
      <text:p text:style-name="P25"/>
      <text:p text:style-name="P25">Solution Components</text:p>
      <text:p text:style-name="P4"/>
      <text:p text:style-name="P25">Solution Scenarios and Flows</text:p>
      <text:p text:style-name="P1"/>
      <text:p text:style-name="P24">Conclusion</text:p>
      <text:p text:style-name="P18">Transparency and unambiguous data ownership - data are transferred not shared.</text:p>
      <text:p text:style-name="P18"/>
      <text:p text:style-name="P2"><text:span text:style-name="T18"><text:tab/></text:span><text:span text:style-name="T17"><text:tab/><text:tab/>Overall Summary</text:span></text:p>
      <text:p text:style-name="P18">Although enterprise file sharing and synchronization systems are seeing strong adoption, centralized systems are not very acceptable solutions for B2B and B2C communication. Missing Identity and Access Management integration on both communication sides can lead to potential privacy issues such as leakage of intellectual property or loss of confidential content and makes these systems incompatible with enterprise security policies.</text:p>
      <text:p text:style-name="P18"/>
      <text:p text:style-name="P25">Future Work</text:p>
      <text:p text:style-name="P23"><text:span text:style-name="T72">The combination of </text:span><text:span text:style-name="T8">User-Managed Access framework </text:span><text:span text:style-name="T11">with</text:span><text:span text:style-name="T9"> email system outcomes in a new data exchange technology that </text:span><text:span text:style-name="T66">predestine </text:span><text:span text:style-name="T9">email system</text:span><text:span text:style-name="T66"> to become more than </text:span><text:span text:style-name="T8">a </text:span><text:span text:style-name="T10">bare messaging</text:span><text:span text:style-name="T9"> tool</text:span><text:span text:style-name="T66">.</text:span></text:p>
      <text:p text:style-name="P19"/>
      <text:p text:style-name="P22"><text:span text:style-name="T69">The following are suggested future </text:span><text:span text:style-name="T7">work</text:span><text:span text:style-name="T69"> objectives</text:span><text:span text:style-name="T66">:</text:span></text:p>
      <text:p text:style-name="P19"/>
      <text:p text:style-name="P18">● <text:span text:style-name="T65">Consent</text:span>.</text:p>
      <text:p text:style-name="P21"><text:span text:style-name="T66">● </text:span><text:span text:style-name="T68">Tagged m</text:span><text:span text:style-name="T3">essage and attachment </text:span><text:span text:style-name="T5">(metadata) </text:span><text:span text:style-name="T4">exchange</text:span><text:span text:style-name="T3">.</text:span></text:p>
      <text:p text:style-name="P21"><text:span text:style-name="T66">● </text:span><text:span text:style-name="T67">Use email system as a </text:span><text:span text:style-name="T3">Content Management System alternative.</text:span></text:p>
      <text:p text:style-name="P20"><text:span text:style-name="T12">● </text:span><text:span text:style-name="T14">E</text:span><text:span text:style-name="T12">xpore </text:span><text:span text:style-name="T13">H</text:span><text:span text:style-name="T64">ealth information exchange</text:span><text:span text:style-name="T3">.</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MT2" style:family="text">
      <style:text-properties style:use-window-font-color="true" fo:font-size="10.5pt" fo:language="en" fo:country="US" officeooo:rsid="00562d24" style:letter-kerning="false" style:font-size-asian="10.5pt" style:language-asian="en" style:country-asian="U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2"/>Living document</text:p>
        <text:p text:style-name="Header"><text:s text:c="164"/>last edited on <text:span text:style-name="MT1">July</text:span> <text:span text:style-name="MT1">2</text:span><text:span text:style-name="MT2">9</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meta:print-date>2019-09-19T06:57:00</meta:print-date>
    <dc:date>2020-07-29T17:16:33.367091225</dc:date>
    <meta:editing-cycles>722</meta:editing-cycles>
    <dc:subject>est-uma-2_0</dc:subject>
    <dc:title>Email System Trust Profile for User-Managed Access 2.0</dc:title>
    <meta:editing-duration>P19DT7H24M38S</meta:editing-duration>
    <meta:generator>LibreOffice/6.4.5.2$Linux_X86_64 LibreOffice_project/1ed6aca320d7f4d82924e6cec66e4f7527376448</meta:generator>
    <meta:document-statistic meta:table-count="0" meta:image-count="0" meta:object-count="0" meta:page-count="3" meta:paragraph-count="29" meta:word-count="482" meta:character-count="3653" meta:non-whitespace-character-count="2749"/>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